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3a43" officeooo:paragraph-rsid="00103a43"/>
    </style:style>
    <style:style style:name="T1" style:family="text">
      <style:text-properties officeooo:rsid="0011a2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c</text:p>
      <text:p text:style-name="P1">2.a</text:p>
      <text:p text:style-name="P1">3c</text:p>
      <text:p text:style-name="P1">4b</text:p>
      <text:p text:style-name="P1">5B</text:p>
      <text:p text:style-name="P1">6a</text:p>
      <text:p text:style-name="P1">7a</text:p>
      <text:p text:style-name="P1">8b</text:p>
      <text:p text:style-name="P1">9d</text:p>
      <text:p text:style-name="P1">10.C</text:p>
      <text:p text:style-name="P1">11a</text:p>
      <text:p text:style-name="P1">12c</text:p>
      <text:p text:style-name="P1">13a</text:p>
      <text:p text:style-name="P1">14c</text:p>
      <text:p text:style-name="P1">15c</text:p>
      <text:p text:style-name="P1">16b</text:p>
      <text:p text:style-name="P1">17C</text:p>
      <text:p text:style-name="P1">18A</text:p>
      <text:p text:style-name="P1">19B</text:p>
      <text:p text:style-name="P1">20b</text:p>
      <text:p text:style-name="P1">21</text:p>
      <text:p text:style-name="P1">22 nie wiem </text:p>
      <text:p text:style-name="P1">23a</text:p>
      <text:p text:style-name="P1">24c</text:p>
      <text:p text:style-name="P1">25 tak</text:p>
      <text:p text:style-name="P1">26C</text:p>
      <text:p text:style-name="P1">27B</text:p>
      <text:p text:style-name="P1">28A</text:p>
      <text:p text:style-name="P1">29C</text:p>
      <text:p text:style-name="P1">30<text:span text:style-name="T1">C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21:36:54.211556385</meta:creation-date>
    <dc:date>2025-06-23T22:00:26.673576093</dc:date>
    <meta:editing-duration>PT3M2S</meta:editing-duration>
    <meta:editing-cycles>1</meta:editing-cycles>
    <meta:document-statistic meta:table-count="0" meta:image-count="0" meta:object-count="0" meta:page-count="1" meta:paragraph-count="30" meta:word-count="33" meta:character-count="95" meta:non-whitespace-character-count="91"/>
    <meta:generator>LibreOffice/7.3.7.2$Linux_X86_64 LibreOffice_project/30$Build-2</meta:generator>
  </office:meta>
</office:document-meta>
</file>